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08. Activiti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8. Activities 01</text:span></text:p>
      <text:list xml:id="list4154068060" text:style-name="WWNum1">
        <text:list-item>
          <text:p text:style-name="P11"><text:bookmark text:name="_dbh0n1vac4c8"/>Exercise 01</text:p>
        </text:list-item>
      </text:list>
      <text:p text:style-name="Standard">Try to assemble a computer using free games like PC Creator. <text:a xlink:type="simple" xlink:href="https://play.google.com/store/apps/details?id=com.ultraandre.pccreator&amp;hl=en&amp;gl=US&amp;pli=1" text:style-name="ListLabel_20_1" text:visited-style-name="ListLabel_20_1"><text:span text:style-name="T9">https://play.google.com/store/apps/details?id=com.ultraandre.pccreator&amp;hl=en&amp;gl=US&amp;pli=1</text:span></text:a></text:p>
      <text:list xml:id="list22739486486073" text:continue-numbering="true" text:style-name="WWNum1">
        <text:list-item>
          <text:p text:style-name="P11"><text:bookmark text:name="_z3kggxi53y28"/>Exercise 02</text:p>
        </text:list-item>
      </text:list>
      <text:p text:style-name="Standard">Try to find on the Internet “Cheat sheets” about to assemble a computer. Share and discuss them in forum.</text:p>
      <text:list xml:id="list22739230203478" text:continue-numbering="true" text:style-name="WWNum1">
        <text:list-item>
          <text:p text:style-name="P11"><text:bookmark text:name="_1szm6wc6au3l"/>Exercise 03</text:p>
        </text:list-item>
      </text:list>
      <text:p text:style-name="Standard">Try to find on the Internet “Cheat sheets” about to repair a computer. Share and discuss them in for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96" meta:character-count="647" meta:non-whitespace-character-count="564"/>
    <meta:generator>LibreOfficeDev/6.0.5.2$Linux_X86_64 LibreOffice_project/</meta:generator>
  </office:meta>
</office:document-meta>
</file>